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4" table:number-columns-repeated="16379" table:default-cell-style-name="ce10"/>
        <table:table-row table:style-name="ro1">
          <table:table-cell table:style-name="ce1" office:value-type="string" calcext:value-type="string">
            <text:p>DATA</text:p>
          </table:table-cell>
          <table:table-cell table:style-name="ce8" office:value-type="string" calcext:value-type="string">
            <text:p>ARTIGO</text:p>
          </table:table-cell>
          <table:table-cell table:style-name="ce8" office:value-type="string" calcext:value-type="string">
            <text:p>MAQUINA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 table:number-rows-repeated="10480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6" table:default-cell-style-name="ce40"/>
        <table:table-column table:style-name="co9" table:default-cell-style-name="ce40"/>
        <table:table-column table:style-name="co10" table:number-columns-repeated="16379" table:default-cell-style-name="ce40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>
            <text:p>ARTIGO</text:p>
          </table:table-cell>
          <table:table-cell table:style-name="ce41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ÓS18</text:p>
          </table:table-cell>
          <table:table-cell table:style-name="ce41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ARCEL 40</text:p>
          </table:table-cell>
          <table:table-cell table:style-name="ce41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ELLES 15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MONE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BELLES 24</text:p>
          </table:table-cell>
          <table:table-cell table:style-name="ce41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ALI 16</text:p>
          </table:table-cell>
          <table:table-cell table:style-name="ce41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18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1" office:value-type="string" calcext:value-type="string">
            <text:p>MURITI 10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4</text:p>
          </table:table-cell>
          <table:table-cell table:style-name="ce41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0</text:p>
          </table:table-cell>
          <table:table-cell table:style-name="ce41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3</text:p>
          </table:table-cell>
          <table:table-cell table:style-name="ce41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8</text:p>
          </table:table-cell>
          <table:table-cell table:style-name="ce41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CETIM</text:p>
          </table:table-cell>
          <table:table-cell table:style-name="ce41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IRA CANAL</text:p>
          </table:table-cell>
          <table:table-cell table:style-name="ce41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RIPE</text:p>
          </table:table-cell>
          <table:table-cell table:style-name="ce41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8 LYCRA</text:p>
          </table:table-cell>
          <table:table-cell table:style-name="ce41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06 LYCRA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float" office:value="1653" calcext:value-type="float">
            <text:p>1653</text:p>
          </table:table-cell>
          <table:table-cell table:style-name="ce41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TURIN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HEYNNET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NEW CONFORT</text:p>
          </table:table-cell>
          <table:table-cell table:style-name="ce41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6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7" table:default-cell-style-name="ce40"/>
        <table:table-column table:style-name="co10" table:number-columns-repeated="16373" table:default-cell-style-name="ce40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80" office:value-type="currency" office:currency="BRL" office:value="638.58" calcext:value-type="currency">
            <text:p>R$ 638,58</text:p>
          </table:table-cell>
          <table:table-cell table:style-name="ce82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554.76" calcext:value-type="currency">
            <text:p>R$ 1.5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table:table-column table:style-name="co13" table:default-cell-style-name="Default"/>
        <table:table-column table:style-name="co13" table:default-cell-style-name="ce83"/>
        <table:table-column table:style-name="co13" table:default-cell-style-name="ce84"/>
        <table:table-column table:style-name="co13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83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85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15T09:24:17.513000000</dc:date>
    <meta:editing-cycles>122</meta:editing-cycles>
    <meta:editing-duration>P2DT21H15M32S</meta:editing-duration>
    <meta:document-statistic meta:table-count="4" meta:cell-count="2864" meta:object-count="0"/>
  </office:meta>
</office:document-meta>
</file>